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0f75" officeooo:paragraph-rsid="00070f75"/>
    </style:style>
    <style:style style:name="P2" style:family="paragraph" style:parent-style-name="Standard">
      <style:text-properties officeooo:paragraph-rsid="00070f75"/>
    </style:style>
    <style:style style:name="P3" style:family="paragraph" style:parent-style-name="Standard">
      <style:text-properties fo:font-weight="bold" officeooo:rsid="00070f75" officeooo:paragraph-rsid="00070f75" style:font-weight-asian="bold" style:font-weight-complex="bold"/>
    </style:style>
    <style:style style:name="P4" style:family="paragraph" style:parent-style-name="Standard">
      <style:text-properties fo:font-weight="bold" officeooo:rsid="00073b53" officeooo:paragraph-rsid="00073b53" style:font-weight-asian="bold" style:font-weight-complex="bold"/>
    </style:style>
    <style:style style:name="P5" style:family="paragraph" style:parent-style-name="Standard">
      <style:text-properties fo:font-weight="normal" officeooo:rsid="00073b53" officeooo:paragraph-rsid="00073b53" style:font-weight-asian="normal" style:font-weight-complex="normal"/>
    </style:style>
    <style:style style:name="T1" style:family="text">
      <style:text-properties officeooo:rsid="00070f75"/>
    </style:style>
    <style:style style:name="T2" style:family="text">
      <style:text-properties fo:font-weight="bold" officeooo:rsid="00070f75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permissioning on Github can be done through website only.</text:p>
      <text:p text:style-name="P1"/>
      <text:p text:style-name="P1">As an organization <text:span text:style-name="Strong_20_Emphasis">owner</text:span>, we gert complete access to <text:span text:style-name="Strong_20_Emphasis">all of the organization’s repositories</text:span> and have control of what members have access using <text:s/>permissions. </text:p>
      <text:p text:style-name="P1"/>
      <text:p text:style-name="P1">In the Organizational Repository, we get two options.</text:p>
      <text:p text:style-name="P1"/>
      <text:p text:style-name="P3">Public(Free of cost)</text:p>
      <text:p text:style-name="P3"/>
      <text:p text:style-name="P3">Private(Chargable)</text:p>
      <text:p text:style-name="P1"/>
      <text:p text:style-name="P2"><text:span text:style-name="T1">1. </text:span><text:span text:style-name="T2">Public repo:</text:span><text:span text:style-name="T1"> </text:span>Anyone can see this repository. You choose who can commit.</text:p>
      <text:p text:style-name="P2"/>
      <text:p text:style-name="P2">Outside collaborators can <text:span text:style-name="Strong_20_Emphasis">never</text:span> create repositories.</text:p>
      <text:p text:style-name="P2"/>
      <text:p text:style-name="P2"/>
      <text:p text:style-name="P2"><text:span text:style-name="T1">2.</text:span><text:span text:style-name="T2">Private repo: </text:span>You choose who can see and commit to this repository.</text:p>
      <text:p text:style-name="P2"/>
      <text:p text:style-name="P2"/>
      <text:p text:style-name="P2"/>
      <text:p text:style-name="P3">Permission levels:</text:p>
      <text:p text:style-name="P3"/>
      <text:p text:style-name="P3">Admin: Add new collaboraters, push, clone, pull.</text:p>
      <text:p text:style-name="P3">Read: clone, pull</text:p>
      <text:p text:style-name="P3">Write: clone, pull and push</text:p>
      <text:p text:style-name="P3">None: will be able to clone and pull</text:p>
      <text:p text:style-name="P3"/>
      <text:p text:style-name="P3"/>
      <text:p text:style-name="P3"/>
      <text:p text:style-name="P4">REPOSITORY Level permissions</text:p>
      <text:p text:style-name="P4"/>
      <text:p text:style-name="P4">We can add a collaborator by going to settings&gt;Collaborators</text:p>
      <text:p text:style-name="P4"/>
      <text:p text:style-name="P4"/>
      <text:p text:style-name="P4">We can even add below mentioned branch rules</text:p>
      <text:p text:style-name="P4"/>
      <text:p text:style-name="P4">Require pull request reviews before merging </text:p>
      <text:p text:style-name="P5"/>
      <text:p text:style-name="P4"><text:span text:style-name="T3">When enabled, all commits must be made to a non-protected branch and submitted via a pull request with the required number of approving reviews and no changes requested before it can be merged into </text:span><text:span text:style-name="Strong_20_Emphasis"><text:span text:style-name="T3">hima1</text:span></text:span><text:span text:style-name="T3">. </text:span></text:p>
      <text:p text:style-name="P4"/>
      <text:p text:style-name="P4"/>
      <text:p text:style-name="P4">Require status checks to pass before merging </text:p>
      <text:p text:style-name="P4"/>
      <text:p text:style-name="P4"><text:span text:style-name="T3">Choose which </text:span><text:a xlink:type="simple" xlink:href="https://developer.github.com/v3/repos/statuses/" text:style-name="Internet_20_link" text:visited-style-name="Visited_20_Internet_20_Link"><text:span text:style-name="T3">status checks</text:span></text:a><text:span text:style-name="T3"> must pass before branches can be merged into </text:span><text:span text:style-name="Strong_20_Emphasis"><text:span text:style-name="T3">hima1</text:span></text:span><text:span text:style-name="T3">. When enabled, commits must first be pushed to another branch, then merged or pushed directly to </text:span><text:span text:style-name="Strong_20_Emphasis"><text:span text:style-name="T3">hima1</text:span></text:span><text:span text:style-name="T3"> after status checks have passed. </text:span></text:p>
      <text:p text:style-name="P4"><text:span text:style-name="T3"/></text:p>
      <text:p text:style-name="P4">Require signed commits </text:p>
      <text:p text:style-name="P5"/>
      <text:p text:style-name="P5">Commits pushed to this branch must have verified signatures. </text:p>
      <text:p text:style-name="P5"/>
      <text:p text:style-name="P4">Include administrators </text:p>
      <text:p text:style-name="P4"/>
      <text:p text:style-name="P4">Enforce all configured restrictions for administrators. </text:p>
      <text:p text:style-name="P4"/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3:21:46.321970579</meta:creation-date>
    <dc:date>2018-06-01T13:40:37.722782153</dc:date>
    <meta:editing-duration>PT7M31S</meta:editing-duration>
    <meta:editing-cycles>1</meta:editing-cycles>
    <meta:document-statistic meta:table-count="0" meta:image-count="0" meta:object-count="0" meta:page-count="2" meta:paragraph-count="24" meta:word-count="225" meta:character-count="1453" meta:non-whitespace-character-count="1242"/>
    <meta:generator>LibreOffice/6.0.3.2$Linux_X86_64 LibreOffice_project/00m0$Build-2</meta:generator>
  </office:meta>
</office:document-meta>
</file>